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0.3327in" fo:min-width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252in" fo:min-width="0.7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437in" fo:min-width="1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744in" fo:min-width="0.6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929in" fo:min-width="0.6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283in" fo:min-width="0.8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016in" fo:min-width="0.0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1665in" fo:min-width="0.6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728in" fo:min-width="0.8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9583in" fo:min-width="0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0.3752in" svg:height="0.4689in" svg:x="-0.4764in" svg:y="0.379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" draw:name="Shape2" draw:style-name="gr2" svg:width="1.0524in" svg:height="0.4587in" svg:x="-0.3201in" svg:y="0.8484in"><text:p>Mail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3" draw:style-name="gr3" draw:text-style-name="P1" svg:x1="0.4402in" svg:y1="1.2028in" svg:x2="0.9504in" svg:y2="1.7965in"><text:p/></draw:line><draw:line text:anchor-type="paragraph" draw:z-index="3" draw:name="Shape7" draw:style-name="gr3" draw:text-style-name="P1" svg:x1="1.5654in" svg:y1="1.8693in" svg:x2="2.6906in" svg:y2="1.2236in"><text:p/></draw:line><draw:line text:anchor-type="paragraph" draw:z-index="4" draw:name="Shape8" draw:style-name="gr3" draw:text-style-name="P1" svg:x1="1.5654in" svg:y1="1.911in" svg:x2="2.5445in" svg:y2="1.8693in"><text:p/></draw:line><draw:line text:anchor-type="paragraph" draw:z-index="5" draw:name="Shape9" draw:style-name="gr3" draw:text-style-name="P1" svg:x1="1.5134in" svg:y1="1.9945in" svg:x2="2.7008in" svg:y2="2.6925in"><text:p/></draw:line><draw:custom-shape text:anchor-type="paragraph" draw:z-index="6" draw:name="Shape10" draw:style-name="gr4" draw:text-style-name="P1" svg:width="1.2713in" svg:height="0.8441in" svg:x="0.0445in" svg:y="1.4425in"><text:p text:style-name="P1">Choix d’u contacts</text:p><text:p text:style-name="P1">Parmis les </text:p><text:p text:style-name="P1">3 repertoires</text:p><draw:enhanced-geometry svg:viewBox="0 0 21600 21600" draw:type="rectangle" draw:enhanced-path="M 0 0 L 21600 0 21600 21600 0 21600 0 0 Z N"/></draw:custom-shape><draw:custom-shape text:anchor-type="paragraph" draw:z-index="7" draw:name="Shape11" draw:style-name="gr5" svg:width="0.6669in" svg:height="0.4378in" svg:x="2.7634in" svg:y="2.4528in"><text:p>entrepris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8" draw:name="Shape5" draw:style-name="gr6" svg:width="0.6461in" svg:height="0.4689in" svg:x="2.7634in" svg:y="1.6508in"><text:p>enseignant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name="Shape4" draw:style-name="gr7" svg:width="0.8441in" svg:height="0.365in" svg:x="2.6902in" svg:y="1.0465in"><text:p>etudiant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0" draw:name="Shape6" draw:style-name="gr8" draw:text-style-name="P2" svg:width="1.1669in" svg:height="0.5524in" svg:x="2.7217in" svg:y="0.0673in"><draw:text-box><text:p>Choix contact</text:p></draw:text-box></draw:frame><draw:custom-shape text:anchor-type="paragraph" draw:z-index="11" draw:name="Shape12" draw:style-name="gr9" svg:width="0.1878in" svg:height="0.4587in" svg:x="3.1484in" svg:y="0.2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2" draw:name="Shape13" draw:style-name="gr10" draw:text-style-name="P2" svg:width="1.3024in" svg:height="0.7677in" svg:x="4.4193in" svg:y="-0.0161in"><draw:text-box><text:p>Envoi de messqg au contact choisi</text:p></draw:text-box></draw:frame><draw:custom-shape text:anchor-type="paragraph" draw:z-index="13" draw:name="Shape14" draw:style-name="gr11" draw:text-style-name="P1" svg:width="0.6358in" svg:height="1.1669in" svg:x="3.9402in" svg:y="1.0154in"><text:p text:style-name="P1">Saisi </text:p><text:p text:style-name="P1">Message</text:p><draw:enhanced-geometry svg:viewBox="0 0 21600 21600" draw:type="rectangle" draw:enhanced-path="M 0 0 L 21600 0 21600 21600 0 21600 0 0 Z N"/></draw:custom-shape><draw:custom-shape text:anchor-type="paragraph" draw:z-index="14" draw:name="Shape15" draw:style-name="gr12" svg:width="1.198in" svg:height="0.3858in" svg:x="5.6591in" svg:y="3.1299in"><text:p>Message envoyé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13" draw:text-style-name="P1" svg:width="0.5732in" svg:height="0.9587in" svg:x="4.9299in" svg:y="1.078in"><text:p text:style-name="P1">Envoi </text:p><text:p text:style-name="P1">Message</text:p><draw:enhanced-geometry svg:viewBox="0 0 21600 21600" draw:type="rectangle" draw:enhanced-path="M 0 0 L 21600 0 21600 21600 0 21600 0 0 Z N"/></draw:custom-shape><draw:line text:anchor-type="paragraph" draw:z-index="16" draw:name="Shape17" draw:style-name="gr3" draw:text-style-name="P1" svg:x1="5.5028in" svg:y1="2.0362in" svg:x2="6.2217in" svg:y2="3.1299in"><text:p/></draw:line><draw:frame text:anchor-type="paragraph" draw:z-index="17" draw:name="Shape18" draw:style-name="gr14" draw:text-style-name="P2" svg:width="5.1252in" svg:height="0.9067in" svg:x="0.1799in" svg:y="3.7965in"><draw:text-box><text:p>Les repertoires doivent être fournie par des données provenant de nos requêtes avec spring </text:p><text:p/><text:p>Il ne resetera qu’a exploiter les données récuperer du côté du front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9:02:15.376139195</meta:creation-date>
    <dc:date>2016-10-27T22:05:55.421895876</dc:date>
    <meta:editing-duration>PT2H41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